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GERENCIAS</text:p>
      <text:p text:style-name="P1"/>
      <text:p text:style-name="P1"/>
      <text:p text:style-name="P1"/>
      <text:p text:style-name="P2">-Hacer una animación al protagonista cuando este deja de moverse </text:p>
      <text:p text:style-name="P2"/>
      <text:p text:style-name="P2">-Crear un súper secreto muy laborioso de conseguir (ej,:resucitar a alguien que se le da completamente por perdido, tipo la supuesta resurrección de Aeris)</text:p>
      <text:p text:style-name="P2"/>
      <text:p text:style-name="P2">-El secreto del collar de madera de perro de la casa abandonada (estaría bien que eso no lleve a nada y alimentar al jugador sobre el tema de este collar alguna vez mas durante la aventura, para obligarlo a especular y que corra la voz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Guillaumes Frias</meta:initial-creator>
    <meta:creation-date>2017-01-20T17:28:10.08</meta:creation-date>
    <meta:document-statistic meta:table-count="0" meta:image-count="0" meta:object-count="0" meta:page-count="1" meta:paragraph-count="4" meta:word-count="80" meta:character-count="467"/>
    <dc:date>2017-01-20T18:41:39.52</dc:date>
    <dc:creator>Daniel Guillaumes Frias</dc:creator>
    <meta:editing-duration>PT58M18S</meta:editing-duration>
    <meta:editing-cycles>1</meta:editing-cycles>
    <meta:generator>OpenOffice/4.1.2$Win32 OpenOffice.org_project/412m3$Build-9782</meta:generator>
  </office:meta>
</office:document-meta>
</file>